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73">
            <text:p>1673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ce11" office:value-type="float" office:value="1438">
            <text:p>1438</text:p>
          </table:table-cell>
          <table:table-cell table:style-name="ce11"/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754">
            <text:p>1754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ce11" office:value-type="float" office:value="1344">
            <text:p>1344</text:p>
          </table:table-cell>
          <table:table-cell table:style-name="ce11"/>
          <table:table-cell table:style-name="ce11" office:value-type="float" office:value="184">
            <text:p>184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792">
            <text:p>1792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Default" office:value-type="float" office:value="1403">
            <text:p>1403</text:p>
          </table:table-cell>
          <table:table-cell table:style-name="ce11"/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868">
            <text:p>186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ce11" office:value-type="float" office:value="1377">
            <text:p>1377</text:p>
          </table:table-cell>
          <table:table-cell table:style-name="ce11"/>
          <table:table-cell table:style-name="ce11" office:value-type="float" office:value="160">
            <text:p>16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906">
            <text:p>190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ce11" office:value-type="float" office:value="1158">
            <text:p>1158</text:p>
          </table:table-cell>
          <table:table-cell table:style-name="ce11"/>
          <table:table-cell table:style-name="ce11" office:value-type="float" office:value="107">
            <text:p>107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719">
            <text:p>1719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ce11" office:value-type="float" office:value="1088">
            <text:p>1088</text:p>
          </table:table-cell>
          <table:table-cell table:style-name="ce11"/>
          <table:table-cell table:style-name="ce11" office:value-type="float" office:value="98">
            <text:p>98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ce11"/>
          <table:table-cell table:style-name="ce11" office:value-type="float" office:value="1010">
            <text:p>1010</text:p>
          </table:table-cell>
          <table:table-cell table:style-name="ce11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ce11" office:value-type="float" office:value="0">
            <text:p>0</text:p>
          </table:table-cell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Default"/>
          <table:table-cell table:style-name="ce11"/>
          <table:table-cell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Default" office:value-type="float" office:value="415">
            <text:p>415</text:p>
          </table:table-cell>
          <table:table-cell table:style-name="ce11"/>
          <table:table-cell office:value-type="float" office:value="222">
            <text:p>222</text:p>
          </table:table-cell>
          <table:table-cell table:style-name="ce11" table:number-columns-repeated="2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5:57:23</dc:date>
    <dc:creator>Julien Lamarche</dc:creator>
    <meta:editing-duration>PT1H37M32S</meta:editing-duration>
    <meta:editing-cycles>19</meta:editing-cycles>
    <meta:generator>LibreOffice/3.5$Linux_x86 LibreOffice_project/350m1$Build-2</meta:generator>
    <meta:document-statistic meta:table-count="4" meta:cell-count="15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037cm" svg:y="0.464cm" chart:style-name="ch2">
          <text:p>Cambridge, Massachussetts</text:p>
        </chart:title>
        <chart:subtitle svg:x="9.124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0">
                <text:p>0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438">
                <text:p>1438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403">
                <text:p>1403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377">
                <text:p>1377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158">
                <text:p>1158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1088">
                <text:p>1088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NaN">
                <text:p>NaN</text:p>
              </table:table-cell>
              <table:table-cell office:value-type="float" office:value="1010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